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708in" style:use-optimal-column-width="false"/>
    </style:style>
    <style:style style:name="TableColumn5" style:family="table-column">
      <style:table-column-properties style:column-width="0.5798in" style:use-optimal-column-width="false"/>
    </style:style>
    <style:style style:name="TableColumn6" style:family="table-column">
      <style:table-column-properties style:column-width="0.3048in" style:use-optimal-column-width="false"/>
    </style:style>
    <style:style style:name="TableColumn7" style:family="table-column">
      <style:table-column-properties style:column-width="0.6458in" style:use-optimal-column-width="false"/>
    </style:style>
    <style:style style:name="TableColumn8" style:family="table-column">
      <style:table-column-properties style:column-width="2.502in" style:use-optimal-column-width="false"/>
    </style:style>
    <style:style style:name="TableColumn9" style:family="table-column">
      <style:table-column-properties style:column-width="1.225in" style:use-optimal-column-width="false"/>
    </style:style>
    <style:style style:name="TableColumn10" style:family="table-column">
      <style:table-column-properties style:column-width="1.2145in" style:use-optimal-column-width="false"/>
    </style:style>
    <style:style style:name="Table3" style:family="table">
      <style:table-properties style:width="6.843in" fo:margin-left="-0.07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</style:style>
    <style:style style:name="T1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6" style:family="table-row">
      <style:table-row-properties style:min-row-height="0.1875in"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3" style:family="table-row">
      <style:table-row-properties style:min-row-height="0.1875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0" style:family="table-row">
      <style:table-row-properties style:min-row-height="0.1965in"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Car.predefinitoparagrafo" style:family="text">
      <style:text-properties style:font-weight-complex="bold" fo:font-style="italic" style:font-style-asian="italic" style:font-style-complex="italic"/>
    </style:style>
    <style:style style:name="T4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8" style:family="table-row">
      <style:table-row-properties style:min-row-height="0.1965in"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Standard" style:family="paragraph">
      <style:paragraph-properties fo:margin-bottom="0in" fo:line-height="100%"/>
    </style:style>
    <style:style style:name="T56" style:parent-style-name="Car.predefinitoparagrafo" style:family="text">
      <style:text-properties style:font-weight-complex="bold"/>
    </style:style>
    <style:style style:name="TableRow57" style:family="table-row">
      <style:table-row-properties style:min-row-height="0.1965in"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min-row-height="0.1965in"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min-row-height="0.1965in"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Row74" style:family="table-row">
      <style:table-row-properties style:min-row-height="0.1965in" style:use-optimal-row-height="false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81" style:parent-style-name="Car.predefinitoparagrafo" style:family="text">
      <style:text-properties style:font-weight-complex="bold"/>
    </style:style>
    <style:style style:name="TableRow82" style:family="table-row">
      <style:table-row-properties style:min-row-height="0.5916in"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list-style-name="LFO1" style:family="paragraph">
      <style:paragraph-properties fo:margin-bottom="0in" fo:line-height="100%"/>
    </style:style>
    <style:style style:name="T89" style:parent-style-name="Car.predefinitoparagrafo" style:family="text">
      <style:text-properties style:font-weight-complex="bold"/>
    </style:style>
    <style:style style:name="P90" style:parent-style-name="Standard" style:list-style-name="LFO1" style:family="paragraph">
      <style:text-properties style:font-weight-complex="bold"/>
    </style:style>
    <style:style style:name="TableRow91" style:family="table-row">
      <style:table-row-properties style:min-row-height="0.1965in" style:use-optimal-row-height="false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97" style:parent-style-name="Car.predefinitoparagrafo" style:family="text">
      <style:text-properties style:font-weight-complex="bold"/>
    </style:style>
    <style:style style:name="TableRow98" style:family="table-row">
      <style:table-row-properties style:min-row-height="0.1965in"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Row104" style:family="table-row">
      <style:table-row-properties style:min-row-height="0.1965in" style:use-optimal-row-height="false"/>
    </style:style>
    <style:style style:name="TableCell10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107" style:parent-style-name="Car.predefinitoparagrafo" style:family="text">
      <style:text-properties style:font-name="Calibri" style:font-name-asian="Calibri" style:font-name-complex="Times New Roman" fo:font-weight="bold" style:font-weight-asian="bold" style:font-weight-complex="bold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110" style:parent-style-name="Car.predefinitoparagrafo" style:family="text">
      <style:text-properties style:font-name-asian="Calibri" style:font-name-complex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</style:style>
    <style:style style:name="T114" style:parent-style-name="Car.predefinitoparagrafo" style:family="text">
      <style:text-properties fo:font-weight="bold" style:font-weight-asian="bold" style:font-weight-complex="bold" fo:text-transform="uppercase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143" style:parent-style-name="Car.predefinitoparagrafo" style:family="text">
      <style:text-properties fo:font-style="italic" style:font-style-asian="italic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187" style:parent-style-name="Car.predefinitoparagrafo" style:family="text">
      <style:text-properties fo:font-weight="bold" style:font-weight-asian="bold" style:font-weight-complex="bold"/>
    </style:style>
    <style:style style:name="T188" style:parent-style-name="Car.predefinitoparagrafo" style:family="text">
      <style:text-properties style:letter-kerning="false"/>
    </style:style>
    <style:style style:name="T189" style:parent-style-name="Car.predefinitoparagrafo" style:family="text">
      <style:text-properties style:letter-kerning="false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193" style:parent-style-name="Car.predefinitoparagrafo" style:family="text">
      <style:text-properties fo:font-weight="bold" style:font-weight-asian="bold" style:font-weight-complex="bold"/>
    </style:style>
    <style:style style:name="T194" style:parent-style-name="Car.predefinitoparagrafo" style:family="text">
      <style:text-properties fo:font-weight="bold" style:font-weight-asian="bold" style:font-weight-complex="bold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197" style:parent-style-name="Car.predefinitoparagrafo" style:family="text">
      <style:text-properties fo:font-weight="bold" style:font-weight-asian="bold" style:font-weight-complex="bold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204" style:parent-style-name="Car.predefinitoparagrafo" style:family="text">
      <style:text-properties fo:font-weight="bold" style:font-weight-asian="bold" style:font-weight-complex="bold"/>
    </style:style>
    <style:style style:name="T205" style:parent-style-name="Car.predefinitoparagrafo" style:family="text">
      <style:text-properties fo:font-weight="bold" style:font-weight-asian="bold" style:font-weight-complex="bold"/>
    </style:style>
    <style:style style:name="TableRow206" style:family="table-row">
      <style:table-row-properties style:min-row-height="0.1666in" style:use-optimal-row-height="false"/>
    </style:style>
    <style:style style:name="TableCell207" style:family="table-cell">
      <style:table-cell-properties fo:border="0.0069in solid #00000A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212" style:parent-style-name="Car.predefinitoparagrafo" style:family="text">
      <style:text-properties fo:font-weight="bold" style:font-weight-asian="bold" style:font-weight-complex="bold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Car.predefinitoparagrafo" style:family="text">
      <style:text-properties fo:font-weight="bold" style:font-weight-asian="bold" style:font-weight-complex="bold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222" style:parent-style-name="Car.predefinitoparagrafo" style:family="text">
      <style:text-properties fo:font-weight="bold" style:font-weight-asian="bold" style:font-weight-complex="bold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225" style:parent-style-name="Car.predefinitoparagrafo" style:family="text">
      <style:text-properties fo:font-weight="bold" style:font-weight-asian="bold" style:font-weight-complex="bold"/>
    </style:style>
    <style:style style:name="TableCell226" style:family="table-cell">
      <style:table-cell-properties fo:border="0.0069in solid #00000A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A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231" style:parent-style-name="Car.predefinitoparagrafo" style:family="text">
      <style:text-properties fo:font-weight="bold" style:font-weight-asian="bold" style:font-weight-complex="bold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A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7" style:family="table-cell">
      <style:table-cell-properties fo:border="0.0069in solid #00000A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<text:span text:style-name="T16">UC_2</text:span></text:p>
          </table:table-cell>
          <table:covered-table-cell/>
          <table:covered-table-cell/>
          <table:covered-table-cell/>
          <table:table-cell table:style-name="TableCell17" table:number-rows-spanned="3">
            <text:p text:style-name="P18"><text:span text:style-name="T19">Pubblicazione recensione</text:span></text:p>
          </table:table-cell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07/11/20</text:span></text:p>
          </table:table-cell>
        </table:table-row>
        <table:table-row table:style-name="TableRow26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7">
            <text:p text:style-name="P28"><text:span text:style-name="T29">Vers.</text:span></text:p>
          </table:table-cell>
          <table:table-cell table:style-name="TableCell30">
            <text:p text:style-name="P31"><text:span text:style-name="T32">1.00.000</text:span></text:p>
          </table:table-cell>
        </table:table-row>
        <table:table-row table:style-name="TableRow33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4">
            <text:p text:style-name="P35"><text:span text:style-name="T36">Autore</text:span></text:p>
          </table:table-cell>
          <table:table-cell table:style-name="TableCell37">
            <text:p text:style-name="P38"><text:span text:style-name="T39">Maffettone Mario</text:span></text:p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Descrizione</text:span>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<text:span text:style-name="T46">Descrizione della procedura per la realizzazione e pubblicazione di una recensione di un<text:s/></text:span><text:span text:style-name="T47">videogioco.</text:span></text:p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<text:span text:style-name="T51">Attore Principale</text:span></text:p>
          </table:table-cell>
          <table:covered-table-cell/>
          <table:covered-table-cell/>
          <table:covered-table-cell/>
          <table:table-cell table:style-name="TableCell52" table:number-columns-spanned="3">
            <text:p text:style-name="P53"><text:span text:style-name="T54">Utente</text:span></text:p>
            <text:p text:style-name="P55"><text:span text:style-name="T56">È interessato a fornire una valutazione e un'opinione personale riguardo un determinato titolo</text:span>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<text:span text:style-name="T60">Attori secondari</text:span></text:p>
          </table:table-cell>
          <table:covered-table-cell/>
          <table:covered-table-cell/>
          <table:covered-table-cell/>
          <table:table-cell table:style-name="TableCell61" table:number-columns-spanned="3">
            <text:p text:style-name="P62"/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4">
            <text:p text:style-name="P70"><text:span text:style-name="T71">Entry Condition</text:span></text:p>
          </table:table-cell>
          <table:covered-table-cell/>
          <table:covered-table-cell/>
          <table:covered-table-cell/>
          <table:table-cell table:style-name="TableCell72" table:number-columns-spanned="3">
            <text:p text:style-name="P73">L'utente accede al sistema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<text:span text:style-name="T77">Exit condition</text:span></text:p>
            <text:p text:style-name="P78"><text:s text:c="23"/>On success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P80"><text:span text:style-name="T81">Il sistema notifica l'avvenuta pubblicazione della recensione</text:span>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4">
            <text:p text:style-name="P84"><text:span text:style-name="T85">Exit condition</text:span></text:p>
            <text:p text:style-name="P86"><text:s text:c="23"/>On failure</text:p>
          </table:table-cell>
          <table:covered-table-cell/>
          <table:covered-table-cell/>
          <table:covered-table-cell/>
          <table:table-cell table:style-name="TableCell87" table:number-columns-spanned="3">
            <text:list text:style-name="LFO1" text:continue-numbering="true">
              <text:list-item>
                <text:p text:style-name="P88"><text:span text:style-name="T89">Il sistema notifica all'utente che la sessione è scaduta</text:span></text:p>
              </text:list-item>
              <text:list-item>
                <text:p text:style-name="P90">L'utente non ha effettuato il login, non ha<text:s/>quindi i permessi per pubblicare una recensione.</text:p>
              </text:list-item>
            </text:list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4">
            <text:p text:style-name="P93"><text:span text:style-name="T94">Rilevanza/User Priority</text:span></text:p>
          </table:table-cell>
          <table:covered-table-cell/>
          <table:covered-table-cell/>
          <table:covered-table-cell/>
          <table:table-cell table:style-name="TableCell95" table:number-columns-spanned="3">
            <text:p text:style-name="P96"><text:span text:style-name="T97">5</text:span>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<text:span text:style-name="T101">Frequenza stimata</text:span></text:p>
          </table:table-cell>
          <table:covered-table-cell/>
          <table:covered-table-cell/>
          <table:covered-table-cell/>
          <table:table-cell table:style-name="TableCell102" table:number-columns-spanned="3">
            <text:p text:style-name="P103">20/giorno</text:p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<text:span text:style-name="T107">Extension point</text:span></text:p>
          </table:table-cell>
          <table:covered-table-cell/>
          <table:covered-table-cell/>
          <table:covered-table-cell/>
          <table:table-cell table:style-name="TableCell108" table:number-columns-spanned="3">
            <text:p text:style-name="P109"><text:span text:style-name="T110">&lt;Se i campi del form sono compilati parzialmente o erroneamente, UC_11&gt;</text:span></text:p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<text:span text:style-name="T114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1</text:p>
          </table:table-cell>
          <table:table-cell table:style-name="TableCell118" table:number-columns-spanned="2">
            <text:p text:style-name="P119">Sistema:</text:p>
          </table:table-cell>
          <table:covered-table-cell/>
          <table:table-cell table:style-name="TableCell120" table:number-columns-spanned="4">
            <text:p text:style-name="P121">STEP 1 Il sistema mostra una lista di titoli e una serie di categorie per l'utente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2</text:p>
          </table:table-cell>
          <table:table-cell table:style-name="TableCell125" table:number-columns-spanned="2">
            <text:p text:style-name="P126">Utente:</text:p>
          </table:table-cell>
          <table:covered-table-cell/>
          <table:table-cell table:style-name="TableCell127" table:number-columns-spanned="4">
            <text:p text:style-name="P128">STEP 2 L'utente seleziona la categoria o il titolo d'interesse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3</text:p>
          </table:table-cell>
          <table:table-cell table:style-name="TableCell132" table:number-columns-spanned="2">
            <text:p text:style-name="P133">Sistema:</text:p>
          </table:table-cell>
          <table:covered-table-cell/>
          <table:table-cell table:style-name="TableCell134" table:number-columns-spanned="4">
            <text:p text:style-name="P135">STEP 3 Il sistema mostra la lista dei topic e delle recensioni riguardanti<text:s/>l'argomento selezionato</text:p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4</text:p>
          </table:table-cell>
          <table:table-cell table:style-name="TableCell139" table:number-columns-spanned="2">
            <text:p text:style-name="P140">Utente:</text:p>
          </table:table-cell>
          <table:covered-table-cell/>
          <table:table-cell table:style-name="TableCell141" table:number-columns-spanned="4">
            <text:p text:style-name="P142"><text:span text:style-name="T143">STEP 4 L'utente seleziona “crea Recensione”</text:span></text:p>
          </table:table-cell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P146">5</text:p>
          </table:table-cell>
          <table:table-cell table:style-name="TableCell147" table:number-columns-spanned="2">
            <text:p text:style-name="P148">Sistema:</text:p>
          </table:table-cell>
          <table:covered-table-cell/>
          <table:table-cell table:style-name="TableCell149" table:number-columns-spanned="4">
            <text:p text:style-name="P150">STEP 5 Il sistema mostra il form per l'inserimento di una nuova recensione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6</text:p>
          </table:table-cell>
          <table:table-cell table:style-name="TableCell154" table:number-columns-spanned="2">
            <text:p text:style-name="P155">Utente:</text:p>
          </table:table-cell>
          <table:covered-table-cell/>
          <table:table-cell table:style-name="TableCell156" table:number-columns-spanned="4">
            <text:p text:style-name="P157">STEP 6 L'utente compila il form con i campi richiesti: fornisce un<text:s/>titolo, una valutazione per ogni categoria proposta, il corpo della recensione, un'eventuale immagine</text:p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>7</text:p>
          </table:table-cell>
          <table:table-cell table:style-name="TableCell161" table:number-columns-spanned="2">
            <text:p text:style-name="P162">Utente:</text:p>
          </table:table-cell>
          <table:covered-table-cell/>
          <table:table-cell table:style-name="TableCell163" table:number-columns-spanned="4">
            <text:p text:style-name="P164">STEP 7 L'utente seleziona “pubblica recensione”</text:p>
          </table:table-cell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8</text:p>
          </table:table-cell>
          <table:table-cell table:style-name="TableCell168" table:number-columns-spanned="2">
            <text:p text:style-name="P169">Sistema:</text:p>
          </table:table-cell>
          <table:covered-table-cell/>
          <table:table-cell table:style-name="TableCell170" table:number-columns-spanned="4">
            <text:p text:style-name="P171">STEP 8 Il sistema delega UC_10, per il controllo dei permessi</text:p>
          </table:table-cell>
          <table:covered-table-cell/>
          <table:covered-table-cell/>
          <table:covered-table-cell/>
        </table:table-row>
        <table:table-row table:style-name="TableRow172">
          <table:table-cell table:style-name="TableCell173">
            <text:p text:style-name="P174">9</text:p>
          </table:table-cell>
          <table:table-cell table:style-name="TableCell175" table:number-columns-spanned="2">
            <text:p text:style-name="P176">Sistema</text:p>
          </table:table-cell>
          <table:covered-table-cell/>
          <table:table-cell table:style-name="TableCell177" table:number-columns-spanned="4">
            <text:p text:style-name="P178">STEP 9<text:s/>Il sistema notifica l'avvenuta pubblicazione della recensione</text:p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4">
            <text:p text:style-name="P181"/>
          </table:table-cell>
          <table:covered-table-cell/>
          <table:covered-table-cell/>
          <table:covered-table-cell/>
          <table:table-cell table:style-name="TableCell182" table:number-columns-spanned="3">
            <text:p text:style-name="P183"/>
          </table:table-cell>
          <table:covered-table-cell/>
          <table:covered-table-cell/>
        </table:table-row>
        <table:table-row table:style-name="TableRow184">
          <table:table-cell table:style-name="TableCell185" table:number-columns-spanned="7">
            <text:p text:style-name="P186"><text:span text:style-name="T187">I Scenario/Flusso di eventi Alternativo:<text:s/></text:span><text:span text:style-name="T188">L’utente</text:span><text:span text:style-name="T189"><text:s/>è sprovvisto dei permes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2">
            <text:p text:style-name="P192"><text:span text:style-name="T193">08</text:span><text:span text:style-name="T194">.01.00</text:span></text:p>
          </table:table-cell>
          <table:covered-table-cell/>
          <table:table-cell table:style-name="TableCell195" table:number-columns-spanned="2">
            <text:p text:style-name="P196"><text:span text:style-name="T197">Sistema:</text:span></text:p>
          </table:table-cell>
          <table:covered-table-cell/>
          <table:table-cell table:style-name="TableCell198" table:number-columns-spanned="3">
            <text:p text:style-name="P199">Il sistema reindirizza l'utente alla sezione del Login</text:p>
            <text:p text:style-name="P200"/>
          </table:table-cell>
          <table:covered-table-cell/>
          <table:covered-table-cell/>
        </table:table-row>
        <table:table-row table:style-name="TableRow201">
          <table:table-cell table:style-name="TableCell202" table:number-columns-spanned="7">
            <text:p text:style-name="P203"><text:span text:style-name="T204">I<text:s/></text:span><text:span text:style-name="T205">Scenario/Flusso di eventi di ERRORE:<text:s/></text:span>Sessione scad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6">
          <table:table-cell table:style-name="TableCell207" table:number-columns-spanned="2">
            <text:p text:style-name="P208"><text:span text:style-name="T209">10.01.00</text:span></text:p>
          </table:table-cell>
          <table:covered-table-cell/>
          <table:table-cell table:style-name="TableCell210" table:number-columns-spanned="2">
            <text:p text:style-name="P211"><text:span text:style-name="T212">Sistema:</text:span></text:p>
          </table:table-cell>
          <table:covered-table-cell/>
          <table:table-cell table:style-name="TableCell213" table:number-columns-spanned="3">
            <text:p text:style-name="P214">Il sistema notifica all'utente che la sessione è scaduta e lo invita ad aggiornare la pagina</text:p>
          </table:table-cell>
          <table:covered-table-cell/>
          <table:covered-table-cell/>
        </table:table-row>
        <table:table-row table:style-name="TableRow215">
          <table:table-cell table:style-name="TableCell216" table:number-columns-spanned="7">
            <text:p text:style-name="P217"><text:span text:style-name="T218">II Scenario/Flusso di eventi di ERRORE:<text:s/></text:span>Errore durante la pubblica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2">
            <text:p text:style-name="P221"><text:span text:style-name="T222">10.02.00</text:span></text:p>
          </table:table-cell>
          <table:covered-table-cell/>
          <table:table-cell table:style-name="TableCell223" table:number-columns-spanned="2">
            <text:p text:style-name="P224"><text:span text:style-name="T225">Sistema:</text:span></text:p>
          </table:table-cell>
          <table:covered-table-cell/>
          <table:table-cell table:style-name="TableCell226" table:number-columns-spanned="3">
            <text:p text:style-name="P227">Il sistema notifica all'utente che non è stato possibile pubblicare la recensione e lo invita a riprovare più tardi</text:p>
          </table:table-cell>
          <table:covered-table-cell/>
          <table:covered-table-cell/>
        </table:table-row>
        <table:table-row table:style-name="TableRow228">
          <table:table-cell table:style-name="TableCell229" table:number-columns-spanned="4">
            <text:p text:style-name="P230"><text:span text:style-name="T231">Special Requirements</text:span></text:p>
          </table:table-cell>
          <table:covered-table-cell/>
          <table:covered-table-cell/>
          <table:covered-table-cell/>
          <table:table-cell table:style-name="TableCell232" table:number-columns-spanned="3">
            <text:p text:style-name="P233"/>
          </table:table-cell>
          <table:covered-table-cell/>
          <table:covered-table-cell/>
        </table:table-row>
        <table:table-row table:style-name="TableRow234">
          <table:table-cell table:style-name="TableCell235" table:number-columns-spanned="4">
            <text:p text:style-name="P236"/>
          </table:table-cell>
          <table:covered-table-cell/>
          <table:covered-table-cell/>
          <table:covered-table-cell/>
          <table:table-cell table:style-name="TableCell237" table:number-columns-spanned="3">
            <text:p text:style-name="P23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style:language-asian="it" style:country-asian="IT" fo:hyphenate="false"/>
    </style:style>
    <style:style style:name="tablecopy" style:display-name="table copy" style:family="paragraph">
      <style:paragraph-properties fo:text-align="justify" fo:margin-bottom="0in" fo:line-height="100%"/>
      <style:text-properties style:font-name="Times New Roman" style:font-name-asian="SimSu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6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16-10-23T23:12:00Z</meta:creation-date>
    <dc:date>2020-11-24T09:01:00Z</dc:date>
    <meta:template xlink:href="Normal.dotm" xlink:type="simple"/>
    <meta:editing-cycles>10</meta:editing-cycles>
    <meta:editing-duration>PT19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42" meta:character-count="2294" meta:row-count="16" meta:non-whitespace-character-count="1956"/>
  </office:meta>
</office:document-meta>
</file>